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77872" calcext:value-type="float">
            <text:p>91.1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756" calcext:value-type="float">
            <text:p>90.9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0872" calcext:value-type="float">
            <text:p>88.5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23192" calcext:value-type="float">
            <text:p>88.0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1568" calcext:value-type="float">
            <text:p>87.2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3136" calcext:value-type="float">
            <text:p>86.8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324" calcext:value-type="float">
            <text:p>86.8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272" calcext:value-type="float">
            <text:p>86.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7" calcext:value-type="float">
            <text:p>86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69552" calcext:value-type="float">
            <text:p>85.5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356" calcext:value-type="float">
            <text:p>85.6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632" calcext:value-type="float">
            <text:p>84.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9056" calcext:value-type="float">
            <text:p>84.6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18576" calcext:value-type="float">
            <text:p>84.6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7136" calcext:value-type="float">
            <text:p>84.5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204" calcext:value-type="float">
            <text:p>87.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4336" calcext:value-type="float">
            <text:p>84.9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5352" calcext:value-type="float">
            <text:p>86.2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0704" calcext:value-type="float">
            <text:p>84.8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6601</text:p>
          </table:table-cell>
          <table:table-cell office:value-type="string" calcext:value-type="string">
            <text:p>TWDB:2306601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